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977cm"/>
    </style:style>
    <style:style style:name="Table1.B" style:family="table-column">
      <style:table-column-properties style:column-width="3.531cm"/>
    </style:style>
    <style:style style:name="Table1.C" style:family="table-column">
      <style:table-column-properties style:column-width="11.49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3"/>
    <style:style style:name="T1" style:family="text">
      <style:text-properties officeooo:rsid="001c1cc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text:span text:style-name="T1">L</text:span>istando cada comando: LIST, SEARCH, ADD, REMOVE, UPDATE. Para cada um, preciso explicar a sintaxe correta do JSON, exemplos de uso e as respostas esperadas. É importante ser claro e fornecer exemplos práticos usando ferramentas como curl ou nc, já que o usuário testou comandos assim antes.</text:p>
      <text:p text:style-name="Text_20_body">Também preciso mencionar a importância do delimitador \n no final de cada comando, já que isso causou problemas anteriores. Além disso, incluir dicas de uso e possíveis erros comuns ajudará o usuário a evitar problemas comuns.</text:p>
      <text:p text:style-name="Text_20_body">Devo estruturar o manual em seções como Introdução, Comandos Suportados, Exemplos Práticos e Dicas. Isso facilitará a leitura e a consulta rápida. Verifico se todos os comandos estão cobertos e se as respostas de erro são explicadas, como o caso de IDs inexistentes ou JSON mal formatado.</text:p>
      <text:p text:style-name="Text_20_body">Finalmente, reviso o manual para garantir clareza e precisão, confirmando que os exemplos são testáveis e alinhados com a implementação atual do código. Isso ajudará o usuário a utilizar o servidor de forma eficiente e a solucionar problemas com mais autonomia.</text:p>
      <text:h text:style-name="P1" text:outline-level="3"><text:span text:style-name="Strong_20_Emphasis">Manual do Protocolo JSON para o Servidor de Clientes</text:span></text:h>
      <text:p text:style-name="Text_20_body">Este manual explica os comandos suportados pelo servidor, a sintaxe correta do JSON e exemplos de uso.</text:p>
      <text:p text:style-name="Horizontal_20_Line"/>
      <text:h text:style-name="Heading_20_2" text:outline-level="2"><text:span text:style-name="Strong_20_Emphasis">1. Comandos Suportado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mando</text:p>
            </table:table-cell>
            <table:table-cell table:style-name="Table1.A1" office:value-type="string">
              <text:p text:style-name="Table_20_Heading">Ação</text:p>
            </table:table-cell>
            <table:table-cell table:style-name="Table1.A1" office:value-type="string">
              <text:p text:style-name="Table_20_Heading">Sintaxe JS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LIST</text:span></text:p>
          </table:table-cell>
          <table:table-cell table:style-name="Table1.A1" office:value-type="string">
            <text:p text:style-name="Table_20_Contents">Listar todos os clientes</text:p>
          </table:table-cell>
          <table:table-cell table:style-name="Table1.A1" office:value-type="string">
            <text:p text:style-name="Table_20_Contents"><text:span text:style-name="Source_20_Text">{"List": null}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SEARCH</text:span></text:p>
          </table:table-cell>
          <table:table-cell table:style-name="Table1.A1" office:value-type="string">
            <text:p text:style-name="Table_20_Contents">Buscar cliente por ID</text:p>
          </table:table-cell>
          <table:table-cell table:style-name="Table1.A1" office:value-type="string">
            <text:p text:style-name="Table_20_Contents"><text:span text:style-name="Source_20_Text">{"Search": {"id": &lt;u32&gt;}}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ADD</text:span></text:p>
          </table:table-cell>
          <table:table-cell table:style-name="Table1.A1" office:value-type="string">
            <text:p text:style-name="Table_20_Contents">Adicionar novo cliente</text:p>
          </table:table-cell>
          <table:table-cell table:style-name="Table1.A1" office:value-type="string">
            <text:p text:style-name="Table_20_Contents"><text:span text:style-name="Source_20_Text">{"Add": {"client": { ...dados do cliente... }}}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REMOVE</text:span></text:p>
          </table:table-cell>
          <table:table-cell table:style-name="Table1.A1" office:value-type="string">
            <text:p text:style-name="Table_20_Contents">Remover cliente por ID</text:p>
          </table:table-cell>
          <table:table-cell table:style-name="Table1.A1" office:value-type="string">
            <text:p text:style-name="Table_20_Contents"><text:span text:style-name="Source_20_Text">{"Remove": {"id": &lt;u32&gt;}}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DATE</text:span></text:p>
          </table:table-cell>
          <table:table-cell table:style-name="Table1.A1" office:value-type="string">
            <text:p text:style-name="Table_20_Contents">Atualizar cliente por ID</text:p>
          </table:table-cell>
          <table:table-cell table:style-name="Table1.A1" office:value-type="string">
            <text:p text:style-name="Table_20_Contents"><text:span text:style-name="Source_20_Text">{"Update": {"id": &lt;u32&gt;, "client": { ...novos dados... }}}</text:span></text:p>
          </table:table-cell>
        </table:table-row>
      </table:table>
      <text:p text:style-name="Horizontal_20_Line"/>
      <text:h text:style-name="Heading_20_2" text:outline-level="2"><text:span text:style-name="Strong_20_Emphasis">2. Detalhamento dos Comandos</text:span></text:h>
      <text:h text:style-name="Heading_20_3" text:outline-level="3"><text:span text:style-name="Strong_20_Emphasis">2.1. </text:span><text:span text:style-name="Strong_20_Emphasis"><text:span text:style-name="Source_20_Text">LIST</text:span></text:span><text:span text:style-name="Strong_20_Emphasis"> (Listar Clientes)</text:span></text:h>
      <text:p text:style-name="Text_20_body"><text:span text:style-name="Strong_20_Emphasis">Sintaxe:</text:span></text:p>
      <text:p text:style-name="P2">{"List": null}</text:p>
      <text:p text:style-name="Text_20_body"><text:span text:style-name="Strong_20_Emphasis">Resposta de Sucesso:</text:span></text:p>
      <text:p text:style-name="P3"/>
      <text:p text:style-name="Preformatted_20_Text"><text:soft-page-break/>{</text:p>
      <text:p text:style-name="Preformatted_20_Text"><text:s text:c="2"/>"success": true,</text:p>
      <text:p text:style-name="Preformatted_20_Text"><text:s text:c="2"/>"message": "OK",</text:p>
      <text:p text:style-name="Preformatted_20_Text"><text:s text:c="2"/>"data": [ ...lista de clientes... ],</text:p>
      <text:p text:style-name="Preformatted_20_Text"><text:s text:c="2"/>"client": null</text:p>
      <text:p text:style-name="P2">}</text:p>
      <text:p text:style-name="Text_20_body"><text:span text:style-name="Strong_20_Emphasis">Exemplo:</text:span></text:p>
      <text:p text:style-name="P2">printf '{"List":null}\n' | nc -N 127.0.0.1 7878</text:p>
      <text:p text:style-name="Horizontal_20_Line"/>
      <text:h text:style-name="Heading_20_3" text:outline-level="3"><text:span text:style-name="Strong_20_Emphasis">2.2. </text:span><text:span text:style-name="Strong_20_Emphasis"><text:span text:style-name="Source_20_Text">SEARCH</text:span></text:span><text:span text:style-name="Strong_20_Emphasis"> (Buscar Cliente)</text:span></text:h>
      <text:p text:style-name="Text_20_body"><text:span text:style-name="Strong_20_Emphasis">Sintaxe:</text:span></text:p>
      <text:p text:style-name="P2">{"Search": {"id": 123}}</text:p>
      <text:p text:style-name="Text_20_body"><text:span text:style-name="Strong_20_Emphasis">Resposta de Sucesso:</text:span></text:p>
      <text:p text:style-name="Preformatted_20_Text">{</text:p>
      <text:p text:style-name="Preformatted_20_Text"><text:s text:c="2"/>"success": true,</text:p>
      <text:p text:style-name="Preformatted_20_Text"><text:s text:c="2"/>"message": "Client found",</text:p>
      <text:p text:style-name="Preformatted_20_Text"><text:s text:c="2"/>"data": null,</text:p>
      <text:p text:style-name="Preformatted_20_Text"><text:s text:c="2"/>"client": { ...dados do cliente... }</text:p>
      <text:p text:style-name="P2">}</text:p>
      <text:p text:style-name="Text_20_body"><text:span text:style-name="Strong_20_Emphasis">Resposta se não encontrado:</text:span></text:p>
      <text:p text:style-name="Preformatted_20_Text">{</text:p>
      <text:p text:style-name="Preformatted_20_Text"><text:s text:c="2"/>"success": false,</text:p>
      <text:p text:style-name="Preformatted_20_Text"><text:s text:c="2"/>"message": "Client ID 123 not found",</text:p>
      <text:p text:style-name="Preformatted_20_Text"><text:s text:c="2"/>"data": null,</text:p>
      <text:p text:style-name="Preformatted_20_Text"><text:s text:c="2"/>"client": null</text:p>
      <text:p text:style-name="P2">}</text:p>
      <text:p text:style-name="Text_20_body"><text:span text:style-name="Strong_20_Emphasis">Exemplo:</text:span></text:p>
      <text:p text:style-name="P2">printf '{"Search":{"id":1}}\n' | nc -N 127.0.0.1 7878</text:p>
      <text:p text:style-name="Horizontal_20_Line"/>
      <text:h text:style-name="Heading_20_3" text:outline-level="3"><text:span text:style-name="Strong_20_Emphasis">2.3. </text:span><text:span text:style-name="Strong_20_Emphasis"><text:span text:style-name="Source_20_Text">ADD</text:span></text:span><text:span text:style-name="Strong_20_Emphasis"> (Adicionar Cliente)</text:span></text:h>
      <text:p text:style-name="Text_20_body"><text:span text:style-name="Strong_20_Emphasis">Sintaxe:</text:span></text:p>
      <text:p text:style-name="Preformatted_20_Text">{</text:p>
      <text:p text:style-name="Preformatted_20_Text"><text:s text:c="2"/>"Add": {</text:p>
      <text:p text:style-name="Preformatted_20_Text"><text:s text:c="4"/>"client": {</text:p>
      <text:p text:style-name="Preformatted_20_Text"><text:s text:c="6"/>"id": 1,</text:p>
      <text:p text:style-name="Preformatted_20_Text"><text:s text:c="6"/>"ip": "127.0.0.1",</text:p>
      <text:p text:style-name="Preformatted_20_Text"><text:s text:c="6"/>"status": "online",</text:p>
      <text:p text:style-name="Preformatted_20_Text"><text:s text:c="6"/>"port": 8080,</text:p>
      <text:p text:style-name="Preformatted_20_Text"><text:s text:c="6"/>"cid": 100</text:p>
      <text:p text:style-name="Preformatted_20_Text"><text:s text:c="4"/>}</text:p>
      <text:p text:style-name="Preformatted_20_Text"><text:s text:c="2"/>}</text:p>
      <text:p text:style-name="P2">}</text:p>
      <text:p text:style-name="Text_20_body"><text:span text:style-name="Strong_20_Emphasis">Campos Obrigatórios:</text:span></text:p>
      <text:list text:style-name="L1">
        <text:list-item>
          <text:p text:style-name="P4"><text:soft-page-break/><text:span text:style-name="Source_20_Text">id</text:span>: Número único (u32).</text:p>
        </text:list-item>
        <text:list-item>
          <text:p text:style-name="P4"><text:span text:style-name="Source_20_Text">ip</text:span>: String no formato IPv4.</text:p>
        </text:list-item>
        <text:list-item>
          <text:p text:style-name="P4"><text:span text:style-name="Source_20_Text">status</text:span>: String (ex: "online", "offline").</text:p>
        </text:list-item>
        <text:list-item>
          <text:p text:style-name="P4"><text:span text:style-name="Source_20_Text">port</text:span>: Número entre 1 e 65535 (u16).</text:p>
        </text:list-item>
        <text:list-item>
          <text:p text:style-name="P4"><text:span text:style-name="Source_20_Text">cid</text:span>: Número (u32).</text:p>
        </text:list-item>
      </text:list>
      <text:p text:style-name="Text_20_body"><text:span text:style-name="Strong_20_Emphasis">Resposta de Sucesso:</text:span></text:p>
      <text:p text:style-name="Preformatted_20_Text">{</text:p>
      <text:p text:style-name="Preformatted_20_Text"><text:s text:c="2"/>"success": true,</text:p>
      <text:p text:style-name="Preformatted_20_Text"><text:s text:c="2"/>"message": "Client ID 1 added",</text:p>
      <text:p text:style-name="Preformatted_20_Text"><text:s text:c="2"/>"data": null,</text:p>
      <text:p text:style-name="Preformatted_20_Text"><text:s text:c="2"/>"client": null</text:p>
      <text:p text:style-name="P2">}</text:p>
      <text:p text:style-name="Text_20_body"><text:span text:style-name="Strong_20_Emphasis">Erro Comum:</text:span></text:p>
      <text:p text:style-name="Preformatted_20_Text">{</text:p>
      <text:p text:style-name="Preformatted_20_Text"><text:s text:c="2"/>"success": false,</text:p>
      <text:p text:style-name="Preformatted_20_Text"><text:s text:c="2"/>"message": "Client ID 1 already exists",</text:p>
      <text:p text:style-name="Preformatted_20_Text"><text:s text:c="2"/>"data": null,</text:p>
      <text:p text:style-name="Preformatted_20_Text"><text:s text:c="2"/>"client": null</text:p>
      <text:p text:style-name="P2">}</text:p>
      <text:p text:style-name="Text_20_body"><text:span text:style-name="Strong_20_Emphasis">Exemplo:</text:span></text:p>
      <text:p text:style-name="P2">printf '{"Add":{"client":{"id":2,"ip":"192.168.1.1","status":"offline","port":443,"cid":200}}}\n' | nc -N 127.0.0.1 7878</text:p>
      <text:p text:style-name="Horizontal_20_Line"/>
      <text:h text:style-name="Heading_20_3" text:outline-level="3"><text:span text:style-name="Strong_20_Emphasis">2.4. </text:span><text:span text:style-name="Strong_20_Emphasis"><text:span text:style-name="Source_20_Text">REMOVE</text:span></text:span><text:span text:style-name="Strong_20_Emphasis"> (Remover Cliente)</text:span></text:h>
      <text:p text:style-name="Text_20_body"><text:span text:style-name="Strong_20_Emphasis">Sintaxe:</text:span></text:p>
      <text:p text:style-name="P2">{"Remove": {"id": 123}}</text:p>
      <text:p text:style-name="Text_20_body"><text:span text:style-name="Strong_20_Emphasis">Resposta de Sucesso:</text:span></text:p>
      <text:p text:style-name="Preformatted_20_Text">{</text:p>
      <text:p text:style-name="Preformatted_20_Text"><text:s text:c="2"/>"success": true,</text:p>
      <text:p text:style-name="Preformatted_20_Text"><text:s text:c="2"/>"message": "Client ID 123 removed",</text:p>
      <text:p text:style-name="Preformatted_20_Text"><text:s text:c="2"/>"data": null,</text:p>
      <text:p text:style-name="Preformatted_20_Text"><text:s text:c="2"/>"client": null</text:p>
      <text:p text:style-name="P2">}</text:p>
      <text:p text:style-name="Text_20_body"><text:span text:style-name="Strong_20_Emphasis">Exemplo:</text:span></text:p>
      <text:p text:style-name="P2">printf '{"Remove":{"id":1}}\n' | nc -N 127.0.0.1 7878</text:p>
      <text:p text:style-name="Horizontal_20_Line"/>
      <text:h text:style-name="Heading_20_3" text:outline-level="3"><text:span text:style-name="Strong_20_Emphasis">2.5. </text:span><text:span text:style-name="Strong_20_Emphasis"><text:span text:style-name="Source_20_Text">UPDATE</text:span></text:span><text:span text:style-name="Strong_20_Emphasis"> (Atualizar Cliente)</text:span></text:h>
      <text:p text:style-name="Text_20_body"><text:span text:style-name="Strong_20_Emphasis">Sintaxe:</text:span></text:p>
      <text:p text:style-name="Preformatted_20_Text"><text:soft-page-break/>{</text:p>
      <text:p text:style-name="Preformatted_20_Text"><text:s text:c="2"/>"Update": {</text:p>
      <text:p text:style-name="Preformatted_20_Text"><text:s text:c="4"/>"id": 1,</text:p>
      <text:p text:style-name="Preformatted_20_Text"><text:s text:c="4"/>"client": {</text:p>
      <text:p text:style-name="Preformatted_20_Text"><text:s text:c="6"/>"id": 1,</text:p>
      <text:p text:style-name="Preformatted_20_Text"><text:s text:c="6"/>"ip": "192.168.1.2",</text:p>
      <text:p text:style-name="Preformatted_20_Text"><text:s text:c="6"/>"status": "offline",</text:p>
      <text:p text:style-name="Preformatted_20_Text"><text:s text:c="6"/>"port": 8081,</text:p>
      <text:p text:style-name="Preformatted_20_Text"><text:s text:c="6"/>"cid": 101</text:p>
      <text:p text:style-name="Preformatted_20_Text"><text:s text:c="4"/>}</text:p>
      <text:p text:style-name="Preformatted_20_Text"><text:s text:c="2"/>}</text:p>
      <text:p text:style-name="P2">}</text:p>
      <text:p text:style-name="Text_20_body"><text:span text:style-name="Strong_20_Emphasis">Resposta de Sucesso:</text:span></text:p>
      <text:p text:style-name="Preformatted_20_Text">{</text:p>
      <text:p text:style-name="Preformatted_20_Text"><text:s text:c="2"/>"success": true,</text:p>
      <text:p text:style-name="Preformatted_20_Text"><text:s text:c="2"/>"message": "Client ID 1 updated",</text:p>
      <text:p text:style-name="Preformatted_20_Text"><text:s text:c="2"/>"data": null,</text:p>
      <text:p text:style-name="Preformatted_20_Text"><text:s text:c="2"/>"client": null</text:p>
      <text:p text:style-name="P2">}</text:p>
      <text:p text:style-name="Text_20_body"><text:span text:style-name="Strong_20_Emphasis">Erro se ID não existe:</text:span></text:p>
      <text:p text:style-name="Preformatted_20_Text">{</text:p>
      <text:p text:style-name="Preformatted_20_Text"><text:s text:c="2"/>"success": false,</text:p>
      <text:p text:style-name="Preformatted_20_Text"><text:s text:c="2"/>"message": "Client ID 1 not found",</text:p>
      <text:p text:style-name="Preformatted_20_Text"><text:s text:c="2"/>"data": null,</text:p>
      <text:p text:style-name="Preformatted_20_Text"><text:s text:c="2"/>"client": null</text:p>
      <text:p text:style-name="P2">}</text:p>
      <text:p text:style-name="Text_20_body"><text:span text:style-name="Strong_20_Emphasis">Exemplo:</text:span></text:p>
      <text:p text:style-name="P2">printf '{"Update":{"id":1,"client":{"id":1,"ip":"10.0.0.1","status":"busy","port":9090,"cid":300}}}\n' | nc -N 127.0.0.1 7878</text:p>
      <text:p text:style-name="Horizontal_20_Line"/>
      <text:h text:style-name="Heading_20_2" text:outline-level="2"><text:span text:style-name="Strong_20_Emphasis">3. Regras Gerais</text:span></text:h>
      <text:list text:style-name="L2">
        <text:list-item>
          <text:p text:style-name="P5"><text:span text:style-name="Strong_20_Emphasis">Formatação:</text:span></text:p>
          <text:list>
            <text:list-item>
              <text:p text:style-name="P5">Use sempre <text:span text:style-name="Strong_20_Emphasis">aspas duplas</text:span> no JSON.</text:p>
            </text:list-item>
            <text:list-item>
              <text:p text:style-name="P5">Termine cada comando com <text:span text:style-name="Source_20_Text">\n</text:span> (ex: <text:span text:style-name="Source_20_Text">printf '...JSON...\n'</text:span>).</text:p>
            </text:list-item>
          </text:list>
        </text:list-item>
        <text:list-item>
          <text:p text:style-name="P5"><text:span text:style-name="Strong_20_Emphasis">Respostas:</text:span></text:p>
          <text:list>
            <text:list-item>
              <text:p text:style-name="P5">Campo <text:span text:style-name="Source_20_Text">success</text:span>: <text:span text:style-name="Source_20_Text">true</text:span> ou <text:span text:style-name="Source_20_Text">false</text:span>.</text:p>
            </text:list-item>
            <text:list-item>
              <text:p text:style-name="P5">Campo <text:span text:style-name="Source_20_Text">message</text:span>: Descrição do resultado.</text:p>
            </text:list-item>
            <text:list-item>
              <text:p text:style-name="P5"><text:span text:style-name="Source_20_Text">data</text:span>: Lista de clientes (apenas para <text:span text:style-name="Source_20_Text">LIST</text:span>).</text:p>
            </text:list-item>
            <text:list-item>
              <text:p text:style-name="P5"><text:span text:style-name="Source_20_Text">client</text:span>: Dados individuais (apenas para <text:span text:style-name="Source_20_Text">SEARCH</text:span>).</text:p>
            </text:list-item>
          </text:list>
        </text:list-item>
        <text:list-item>
          <text:p text:style-name="P5"><text:span text:style-name="Strong_20_Emphasis">Erros Comuns:</text:span></text:p>
          <text:list>
            <text:list-item>
              <text:p text:style-name="P5">JSON mal formatado (vírgulas faltando/chaves desbalanceadas).</text:p>
            </text:list-item>
            <text:list-item>
              <text:p text:style-name="P5"><text:soft-page-break/>Tipos incorretos (ex: string em campo numérico).</text:p>
            </text:list-item>
            <text:list-item>
              <text:p text:style-name="P5">ID duplicado no <text:span text:style-name="Source_20_Text">ADD</text:span>.</text:p>
            </text:list-item>
          </text:list>
        </text:list-item>
      </text:list>
      <text:p text:style-name="Horizontal_20_Line"/>
      <text:h text:style-name="Heading_20_2" text:outline-level="2"><text:span text:style-name="Strong_20_Emphasis">4. Exemplo Completo (Fluxo de Uso)</text:span></text:h>
      <text:p text:style-name="Preformatted_20_Text"># Adiciona cliente 1</text:p>
      <text:p text:style-name="Preformatted_20_Text">printf '{"Add":{"client":{"id":1,"ip":"127.0.0.1","status":"online","port":8080,"cid":100}}}\n' | nc -N 127.0.0.1 7878</text:p>
      <text:p text:style-name="Preformatted_20_Text"/>
      <text:p text:style-name="Preformatted_20_Text"># Atualiza cliente 1</text:p>
      <text:p text:style-name="Preformatted_20_Text">printf '{"Update":{"id":1,"client":{"id":1,"ip":"127.0.0.1","status":"busy","port":8080,"cid":100}}}\n' | nc -N 127.0.0.1 7878</text:p>
      <text:p text:style-name="Preformatted_20_Text"/>
      <text:p text:style-name="Preformatted_20_Text"># Lista todos</text:p>
      <text:p text:style-name="Preformatted_20_Text">printf '{"List":null}\n' | nc -N 127.0.0.1 7878</text:p>
      <text:p text:style-name="Preformatted_20_Text"/>
      <text:p text:style-name="Preformatted_20_Text"># Remove cliente 1</text:p>
      <text:p text:style-name="P2">printf '{"Remove":{"id":1}}\n' | nc -N 127.0.0.1 7878</text:p>
      <text:p text:style-name="Horizontal_20_Line"/>
      <text:h text:style-name="Heading_20_2" text:outline-level="2"><text:span text:style-name="Strong_20_Emphasis">5. Dicas para Depuração</text:span></text:h>
      <text:list text:style-name="L3">
        <text:list-item>
          <text:p text:style-name="P7">Valide seu JSON em <text:a xlink:type="simple" xlink:href="https://jsonlint.com/" office:target-frame-name="_blank" xlink:show="new" text:style-name="Internet_20_link" text:visited-style-name="Visited_20_Internet_20_Link">JSONLint</text:a>.</text:p>
        </text:list-item>
        <text:list-item>
          <text:p text:style-name="P7">Use <text:span text:style-name="Source_20_Text">telnet</text:span> ou <text:span text:style-name="Source_20_Text">nc</text:span> para enviar comandos manualmente.</text:p>
        </text:list-item>
        <text:list-item>
          <text:p text:style-name="P7">Adicione logs no servidor para ver o JSON recebido (ex: <text:span text:style-name="Source_20_Text">println!("Raw: {}", buffer);</text:span>)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3:37:06.979161481</meta:creation-date>
    <dc:date>2025-03-18T13:39:38.584947582</dc:date>
    <meta:editing-duration>PT2M32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5" meta:paragraph-count="160" meta:word-count="688" meta:character-count="4697" meta:non-whitespace-character-count="4037"/>
  </office:meta>
</office:document-meta>
</file>